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peat2</text:p>
          </table:table-cell>
          <table:table-cell table:number-columns-repeated="4"/>
          <table:table-cell office:value-type="string" calcext:value-type="string">
            <text:p>Repeat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oefficien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oefficient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3890" calcext:value-type="float">
            <text:p>3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9675" calcext:value-type="float">
            <text:p>9675</text:p>
          </table:table-cell>
          <table:table-cell table:formula="of:=[.H4]/[.H3]" office:value-type="float" office:value="2.48714652956298" calcext:value-type="float">
            <text:p>2.4871465296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22451" calcext:value-type="float">
            <text:p>22451</text:p>
          </table:table-cell>
          <table:table-cell table:formula="of:=[.H5]/[.H4]" office:value-type="float" office:value="2.32051679586563" calcext:value-type="float">
            <text:p>2.3205167959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78470" calcext:value-type="float">
            <text:p>78470</text:p>
          </table:table-cell>
          <table:table-cell table:formula="of:=[.H6]/[.H5]" office:value-type="float" office:value="3.49516725312904" calcext:value-type="float">
            <text:p>3.4951672531</text:p>
          </table:table-cell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office:value-type="float" office:value="348000" calcext:value-type="float">
            <text:p>348000</text:p>
          </table:table-cell>
          <table:table-cell table:formula="of:=[.H7]/[.H6]" office:value-type="float" office:value="4.4348158531923" calcext:value-type="float">
            <text:p>4.4348158532</text:p>
          </table:table-cell>
        </table:table-row>
        <table:table-row table:style-name="ro1">
          <table:table-cell/>
          <table:table-cell office:value-type="float" office:value="1600000" calcext:value-type="float">
            <text:p>160000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1600000" calcext:value-type="float">
            <text:p>1600000</text:p>
          </table:table-cell>
          <table:table-cell office:value-type="float" office:value="1867724" calcext:value-type="float">
            <text:p>1867724</text:p>
          </table:table-cell>
          <table:table-cell table:formula="of:=[.H8]/[.H7]" office:value-type="float" office:value="5.36702298850575" calcext:value-type="float">
            <text:p>5.3670229885</text:p>
          </table:table-cell>
        </table:table-row>
        <table:table-row table:style-name="ro1">
          <table:table-cell/>
          <table:table-cell office:value-type="float" office:value="3200000" calcext:value-type="float">
            <text:p>3200000</text:p>
          </table:table-cell>
          <table:table-cell office:value-type="float" office:value="32" calcext:value-type="float">
            <text:p>32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3200000" calcext:value-type="float">
            <text:p>32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0000" calcext:value-type="float">
            <text:p>6400000</text:p>
          </table:table-cell>
          <table:table-cell office:value-type="float" office:value="78" calcext:value-type="float">
            <text:p>78</text:p>
          </table:table-cell>
          <table:table-cell office:value-type="float" office:value="2.44" calcext:value-type="float">
            <text:p>2.44</text:p>
          </table:table-cell>
          <table:table-cell table:number-columns-repeated="2"/>
          <table:table-cell office:value-type="float" office:value="6400000" calcext:value-type="float">
            <text:p>64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0000" calcext:value-type="float">
            <text:p>12800000</text:p>
          </table:table-cell>
          <table:table-cell office:value-type="float" office:value="121" calcext:value-type="float">
            <text:p>121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12800000" calcext:value-type="float">
            <text:p>128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00000" calcext:value-type="float">
            <text:p>25600000</text:p>
          </table:table-cell>
          <table:table-cell office:value-type="float" office:value="257" calcext:value-type="float">
            <text:p>257</text:p>
          </table:table-cell>
          <table:table-cell office:value-type="float" office:value="2.12" calcext:value-type="float">
            <text:p>2.12</text:p>
          </table:table-cell>
          <table:table-cell table:number-columns-repeated="2"/>
          <table:table-cell office:value-type="float" office:value="25600000" calcext:value-type="float">
            <text:p>256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6:32:16.548749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7:39:28.237164827</meta:creation-date>
    <meta:editing-duration>PT1H45M52S</meta:editing-duration>
    <meta:editing-cycles>3</meta:editing-cycles>
    <meta:generator>LibreOffice/4.2.7.2$Linux_X86_64 LibreOffice_project/420m0$Build-2</meta:generator>
    <dc:date>2015-03-26T16:32:33.824972692</dc:date>
    <meta:document-statistic meta:table-count="1" meta:cell-count="59" meta:object-count="0"/>
  </office:meta>
</office:document-meta>
</file>